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style:master-page-name="">
      <style:paragraph-properties fo:line-height="200%"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</text:p>
      <text:p text:style-name="Standard">Oct. 10, 2013<text:line-break/>CS391</text:p>
      <text:p text:style-name="Standard"></text:p>
      <text:p text:style-name="P1">AN ETHICAL DILEMMA</text:p>
      <text:p text:style-name="Standard"/>
      <text:p text:style-name="P6">Bursting through the computer lab doors, Abe's face was filled fear and anxiety. The other student workers and I could tell something was wrong, when Abe said: "I'm in huge trouble. I think I might get expelled."</text:p>
      <text:p text:style-name="P2"></text:p>
      <text:p text:style-name="P2">The previous weekend, after getting his registration PIN Abe, out of curiosity, wrote a simple program that would brute force guess his registration PIN. Surprised it worked, he put the program up freely available online, and mentioned it offhandedly to his friend Ben. Not wanting to have to meet with his</text:p>
      <text:p text:style-name="P2">adviser, Ben used Abe's program to guess his PIN.</text:p>
      <text:p text:style-name="P2"></text:p>
      <text:p text:style-name="P2">An adviser noticed Ben had registered for classes without scheduling a meeting, and interrogated him. Not wanting to rat on his friend, Ben lied about how he had gotten it. This left Abe in the position of having to decide to stay quiet, and be found out, or fess up and admit he wrote the program.</text:p>
      <text:p text:style-name="P2"></text:p>
      <text:p text:style-name="P3"><text:s/>* * *</text:p>
      <text:p text:style-name="P2"></text:p>
      <text:p text:style-name="P2">Was it ethical for Ben to use the program Abe had created? </text:p>
      <text:p text:style-name="P2"></text:p>
      <text:p text:style-name="P2">These questions of ethics I will explore using the frameworks of Kantanism and Act Utilitarianism. After exploring the questions I will give a moral justification based upon one of the theories.</text:p>
      <text:p text:style-name="P2"></text:p>
      <text:p text:style-name="P2">Kantianism judges choices based on the concept of a 'good will' and provides two formulations of the 'Categorical Imperative' to construct a framework for evaluation. According to the second formulation <text:soft-page-break/>of the Categorical Imperative, Ben's actions were unethical. To get his registration PIN, Ben treated his adviser as a means to an end, rather than a guide to the complex university registration requirement.</text:p>
      <text:p text:style-name="P2"></text:p>
      <text:p text:style-name="P2">The first formulation of the Categorical Imperative would say that again, Ben's actions were unethical. Ben abused the computer resources of the university and sidestepped policies. If everyone sidestepped</text:p>
      <text:p text:style-name="P2">university policies they did want to deal with, then university policies would no longer have use, and there would be no way to enforce restrictions on those who were disruptive or cheated. Since these</text:p>
      <text:p text:style-name="P2">polices are required for a university to properly function it is therefore wrong to sidestep university policies.</text:p>
      <text:p text:style-name="P2"></text:p>
      <text:p text:style-name="P2">Lets look at the situation now from the perspective of Act Utilitarianism. Act Utilitarianism states that actions are ethical if the sum of the consequences are positive. Because Ben saved time by having to meet with his adviser, and because the adviser saved time by having to meet with one less student, the overall outcome of the situation is positive. Therefore Act Utilitarianism would say Ben's actions were ethical.</text:p>
      <text:p text:style-name="P2"></text:p>
      <text:p text:style-name="P2">Now Kantianism and Act Utilitarianism provide opposite answers to the ethics of Ben's actions. I feel Ben's actions were unethical, and that Kantianism is a better framework for evaluating his situation. Ben did not have a 'good will' in mind, but a selfish will. He also broke university policies for his own benefit, and treated his advisers as a means to an end. Act Utilitarianism says his actions were ethical, but this is only because it focuses on the individual and not society as awhole.</text:p>
      <text:p text:style-name="P2"></text:p>
      <text:p text:style-name="P2">In the end Abe and Ben both received disciplinary action, and Abe lost his student job. Being unethical doesn't pay.</text:p>
      <text:p text:style-name="P2"></text:p>
      <text:p text:style-name="P5"><text:soft-page-break/>REFERENCES</text:p>
      <text:p text:style-name="P5"/>
      <text:p text:style-name="P4"><text:tab/>Quinn, Michael. Ethical Theories for the Information Age, 5th Edition.</text:p>
      <text:p text:style-name="P4"/>
      <text:p text:style-name="P4"><text:tab/>Acceptable Use of University Computing Resources.<text:tab/>http://oregonstate.edu/fa/manuals/gen/computing-resour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Devanagari"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3-10-11T09:51:49</meta:creation-date>
    <meta:document-statistic meta:table-count="0" meta:image-count="0" meta:object-count="0" meta:page-count="3" meta:paragraph-count="32" meta:word-count="545" meta:character-count="3393" meta:non-whitespace-character-count="2801"/>
    <dc:date>2013-10-11T09:58:20</dc:date>
    <dc:creator>Trevor Bramwell</dc:creator>
    <meta:editing-duration>PT6M31S</meta:editing-duration>
    <meta:editing-cycles>1</meta:editing-cycles>
    <meta:generator>LibreOffice/3.4$Unix LibreOffice_project/340m1$Build-502</meta:generator>
  </office:meta>
</office:document-meta>
</file>